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800080" draw:fill="none" draw:fill-color="#ffffff" draw:opacity="100%" draw:fill-image-width="0cm" draw:fill-image-height="0cm" draw:textarea-horizontal-align="left" draw:auto-grow-height="true" draw:auto-grow-width="true" fo:min-height="0.607cm" fo:min-width="4.831cm" fo:padding-top="0.175cm" fo:padding-bottom="0.175cm" fo:padding-left="0.3cm" fo:padding-right="0.3cm" draw:shadow="visible" draw:shadow-offset-x="0.1cm" draw:shadow-offset-y="0.1cm" draw:shadow-opacity="100%"/>
    </style:style>
    <style:style style:name="gr2" style:family="graphic" style:parent-style-name="standard">
      <style:graphic-properties svg:stroke-width="0.05cm" svg:stroke-color="#808080" draw:marker-start-width="0.125cm" draw:marker-end-width="0.125cm" draw:fill-color="#ffffff" draw:opacity="100%" draw:fill-image-width="0cm" draw:fill-image-height="0cm" draw:textarea-horizontal-align="left" draw:textarea-vertical-align="top" draw:auto-grow-height="false" fo:padding-top="0.15cm" fo:padding-bottom="0.15cm" fo:padding-left="0.275cm" fo:padding-right="0.275cm" draw:shadow="visible" draw:shadow-offset-x="0.1cm" draw:shadow-offset-y="0.1cm" draw:shadow-opacity="100%"/>
    </style:style>
    <style:style style:name="gr3" style:family="graphic" style:parent-style-name="standard">
      <style:graphic-properties svg:stroke-width="0.05cm" svg:stroke-color="#808080" draw:marker-start-width="0.135cm" draw:marker-end-width="0.135cm" draw:fill-color="#ffffff" draw:opacity="100%" draw:opacity-name="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visible" draw:shadow-offset-x="0.1cm" draw:shadow-offset-y="0.1cm" draw:shadow-opacity="100%"/>
    </style:style>
    <style:style style:name="gr4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draw:textarea-horizontal-align="left" draw:auto-grow-height="true" draw:auto-grow-width="true" fo:min-height="0.497cm" fo:min-width="3.194cm" fo:padding-top="0.175cm" fo:padding-bottom="0.175cm" fo:padding-left="0.3cm" fo:padding-right="0.3cm" draw:shadow="visible" draw:shadow-offset-x="0.1cm" draw:shadow-offset-y="0.1cm" draw:shadow-opacity="100%"/>
    </style:style>
    <style:style style:name="gr5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draw:textarea-horizontal-align="left" draw:auto-grow-height="true" draw:auto-grow-width="true" fo:min-height="0.849cm" fo:min-width="2.046cm" fo:padding-top="0.175cm" fo:padding-bottom="0.175cm" fo:padding-left="0.3cm" fo:padding-right="0.3cm" draw:shadow="visible" draw:shadow-offset-x="0.1cm" draw:shadow-offset-y="0.1cm" draw:shadow-opacity="100%"/>
    </style:style>
    <style:style style:name="gr6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width="true" fo:min-height="1.208cm" fo:min-width="2.107cm" fo:padding-top="0.175cm" fo:padding-bottom="0.175cm" fo:padding-left="0.3cm" fo:padding-right="0.3cm" draw:shadow="visible" draw:shadow-offset-x="0.1cm" draw:shadow-offset-y="0.1cm" draw:shadow-opacity="100%"/>
    </style:style>
    <style:style style:name="gr7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height="false" draw:auto-grow-width="true" fo:min-height="1.5cm" fo:min-width="2.694cm" fo:padding-top="0.175cm" fo:padding-bottom="0.175cm" fo:padding-left="0.3cm" fo:padding-right="0.3cm" draw:shadow="visible" draw:shadow-offset-x="0.1cm" draw:shadow-offset-y="0.1cm" draw:shadow-opacity="100%"/>
    </style:style>
    <style:style style:name="gr8" style:family="graphic" style:parent-style-name="standard">
      <style:graphic-properties svg:stroke-width="0.2cm" svg:stroke-color="#ff6633" draw:marker-start-width="0.35cm" draw:marker-end="Arrow" draw:marker-end-width="0.45cm" draw:fill-color="#ccccff" draw:opacity="100%" draw:opacity-name="Transparency_20_2" draw:fill-image-width="0cm" draw:fill-image-height="0cm" draw:textarea-horizontal-align="center" draw:textarea-vertical-align="middle" fo:padding-top="0.225cm" fo:padding-bottom="0.225cm" fo:padding-left="0.35cm" fo:padding-right="0.35cm" draw:shadow="visible" draw:shadow-offset-x="0.1cm" draw:shadow-offset-y="0.1cm" draw:shadow-opacity="100%"/>
    </style:style>
    <style:style style:name="gr9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draw:textarea-horizontal-align="left" draw:auto-grow-height="true" draw:auto-grow-width="true" fo:min-height="1.082cm" fo:min-width="2.22cm" fo:padding-top="0.175cm" fo:padding-bottom="0.175cm" fo:padding-left="0.3cm" fo:padding-right="0.3cm" draw:shadow="visible" draw:shadow-offset-x="0.1cm" draw:shadow-offset-y="0.1cm" draw:shadow-opacity="100%"/>
    </style:style>
    <style:style style:name="gr10" style:family="graphic" style:parent-style-name="standard">
      <style:graphic-properties svg:stroke-width="0.2cm" svg:stroke-color="#6b4794" draw:marker-start-width="0.5cm" draw:marker-end="Arrow" draw:marker-end-width="0.45cm" draw:textarea-horizontal-align="center" draw:textarea-vertical-align="middle" fo:padding-top="0.225cm" fo:padding-bottom="0.225cm" fo:padding-left="0.35cm" fo:padding-right="0.35cm" draw:shadow="visible" draw:shadow-offset-x="0.1cm" draw:shadow-offset-y="0.1cm"/>
    </style:style>
    <style:style style:name="gr11" style:family="graphic" style:parent-style-name="standard">
      <style:graphic-properties draw:stroke="none" svg:stroke-width="0.1cm" svg:stroke-color="#000000" draw:fill="none" draw:fill-color="#ffffff" fo:min-height="0.492cm" fo:padding-top="0.175cm" fo:padding-bottom="0.175cm" fo:padding-left="0.3cm" fo:padding-right="0.3cm" draw:shadow="visible" draw:shadow-offset-x="0.1cm" draw:shadow-offset-y="0.1cm"/>
    </style:style>
    <style:style style:name="gr12" style:family="graphic" style:parent-style-name="standard">
      <style:graphic-properties svg:stroke-width="0cm" svg:stroke-color="#00ae00" draw:marker-start-width="0.05cm" draw:marker-end-width="0.05cm" draw:fill-color="#ffffff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draw:shadow="visible" draw:shadow-offset-x="0.05cm" draw:shadow-offset-y="0.05cm" draw:shadow-color="#00ae00" draw:shadow-opacity="100%"/>
    </style:style>
    <style:style style:name="gr13" style:family="graphic" style:parent-style-name="standard">
      <style:graphic-properties svg:stroke-color="#00ae00" draw:textarea-horizontal-align="center" draw:textarea-vertical-align="middle" draw:shadow-color="#00ae00"/>
    </style:style>
    <style:style style:name="gr14" style:family="graphic" style:parent-style-name="standard">
      <style:graphic-properties svg:stroke-width="0cm" svg:stroke-color="#0084d1" draw:marker-start-width="0.05cm" draw:marker-end-width="0.05cm" draw:fill-color="#ffffff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draw:shadow="visible" draw:shadow-offset-x="0.05cm" draw:shadow-offset-y="0.05cm" draw:shadow-color="#0084d1" draw:shadow-opacity="100%"/>
    </style:style>
    <style:style style:name="gr15" style:family="graphic" style:parent-style-name="standard">
      <style:graphic-properties svg:stroke-color="#0084d1" draw:textarea-horizontal-align="center" draw:textarea-vertical-align="middle" draw:shadow-color="#0084d1"/>
    </style:style>
    <style:style style:name="gr16" style:family="graphic" style:parent-style-name="standard">
      <style:graphic-properties svg:stroke-width="0cm" svg:stroke-color="#800080" draw:marker-start-width="0.05cm" draw:marker-end-width="0.05cm" draw:fill-color="#ffffff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draw:shadow="visible" draw:shadow-offset-x="0.05cm" draw:shadow-offset-y="0.05cm" draw:shadow-color="#6b4794" draw:shadow-opacity="100%"/>
    </style:style>
    <style:style style:name="gr17" style:family="graphic" style:parent-style-name="standard">
      <style:graphic-properties svg:stroke-color="#800080" draw:textarea-horizontal-align="center" draw:textarea-vertical-align="middle" draw:shadow-color="#6b4794"/>
    </style:style>
    <style:style style:name="gr18" style:family="graphic" style:parent-style-name="standard">
      <style:graphic-properties svg:stroke-width="0cm" svg:stroke-color="#ff6633" draw:marker-start-width="0.05cm" draw:marker-end-width="0.05cm" draw:fill-color="#ffffff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draw:shadow="visible" draw:shadow-offset-x="0.05cm" draw:shadow-offset-y="0.05cm" draw:shadow-color="#ff6633" draw:shadow-opacity="100%"/>
    </style:style>
    <style:style style:name="gr19" style:family="graphic" style:parent-style-name="standard">
      <style:graphic-properties svg:stroke-color="#ff6633" draw:textarea-horizontal-align="center" draw:textarea-vertical-align="middle" draw:shadow-color="#ff6633"/>
    </style:style>
    <style:style style:name="gr20" style:family="graphic" style:parent-style-name="standard">
      <style:graphic-properties svg:stroke-width="0.2cm" svg:stroke-color="#0084d1" draw:marker-start-width="0.35cm" draw:marker-end="Arrow" draw:marker-end-width="0.45cm" draw:fill-color="#ccccff" draw:opacity="100%" draw:opacity-name="Transparency_20_2" draw:fill-image-width="0cm" draw:fill-image-height="0cm" draw:textarea-horizontal-align="center" draw:textarea-vertical-align="middle" fo:padding-top="0.225cm" fo:padding-bottom="0.225cm" fo:padding-left="0.35cm" fo:padding-right="0.35cm" draw:shadow="visible" draw:shadow-offset-x="0.1cm" draw:shadow-offset-y="0.1cm" draw:shadow-opacity="100%"/>
    </style:style>
    <style:style style:name="gr21" style:family="graphic" style:parent-style-name="standard">
      <style:graphic-properties svg:stroke-width="0.2cm" svg:stroke-color="#00ae00" draw:marker-start-width="0.35cm" draw:marker-end="Arrow" draw:marker-end-width="0.45cm" draw:fill-color="#ccccff" draw:opacity="100%" draw:opacity-name="Transparency_20_2" draw:fill-image-width="0cm" draw:fill-image-height="0cm" draw:textarea-horizontal-align="center" draw:textarea-vertical-align="middle" fo:padding-top="0.225cm" fo:padding-bottom="0.225cm" fo:padding-left="0.35cm" fo:padding-right="0.35cm" draw:shadow="visible" draw:shadow-offset-x="0.1cm" draw:shadow-offset-y="0.1cm" draw:shadow-opacity="100%"/>
    </style:style>
    <style:style style:name="P1" style:family="paragraph">
      <style:paragraph-properties fo:margin-left="0cm" fo:margin-right="0cm" fo:text-indent="0cm"/>
      <style:text-properties fo:font-size="10.5pt" style:font-size-asian="18pt" style:font-size-complex="18pt"/>
    </style:style>
    <style:style style:name="P2" style:family="paragraph">
      <style:paragraph-properties fo:margin-left="0cm" fo:margin-right="0cm" fo:text-indent="0cm"/>
      <style:text-properties fo:color="#00ae00" fo:font-size="10.5pt" fo:font-weight="bold" style:font-size-asian="18pt" style:font-weight-asian="bold" style:font-size-complex="18pt" style:font-weight-complex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5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color="#0084d1" fo:font-size="10.5pt" fo:font-weight="bold" style:font-size-asian="18pt" style:font-weight-asian="bold" style:font-size-complex="18pt" style:font-weight-complex="bold"/>
    </style:style>
    <style:style style:name="P7" style:family="paragraph">
      <style:paragraph-properties fo:margin-left="0cm" fo:margin-right="0cm" fo:text-align="end" fo:text-indent="0cm">
        <style:tab-stops/>
      </style:paragraph-properties>
    </style:style>
    <style:style style:name="P8" style:family="paragraph">
      <style:paragraph-properties fo:margin-left="0cm" fo:margin-right="0cm" fo:text-align="end" fo:text-indent="0cm">
        <style:tab-stops/>
      </style:paragraph-properties>
      <style:text-properties fo:color="#6b4794" fo:font-size="9pt" style:font-size-asian="12pt" style:font-size-complex="12pt"/>
    </style:style>
    <style:style style:name="P9" style:family="paragraph">
      <style:paragraph-properties fo:margin-left="0cm" fo:margin-right="0cm" fo:text-align="end" fo:text-indent="0cm">
        <style:tab-stops/>
      </style:paragraph-properties>
      <style:text-properties fo:color="#00ae00" fo:font-size="9pt" style:font-size-asian="12pt" style:font-size-complex="12pt"/>
    </style:style>
    <style:style style:name="P10" style:family="paragraph">
      <style:paragraph-properties fo:margin-left="0cm" fo:margin-right="0cm" fo:text-indent="0cm"/>
      <style:text-properties fo:color="#ff6633" fo:font-size="10.5pt" fo:font-weight="bold" style:font-size-asian="18pt" style:font-weight-asian="bold" style:font-size-complex="18pt" style:font-weight-complex="bold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text-indent="0cm"/>
      <style:text-properties fo:font-size="9pt" fo:font-style="italic" style:font-size-asian="18pt" style:font-size-complex="18pt"/>
    </style:style>
    <style:style style:name="P13" style:family="paragraph">
      <style:paragraph-properties fo:margin-left="0cm" fo:margin-right="0cm" fo:text-align="end" fo:text-indent="0cm">
        <style:tab-stops/>
      </style:paragraph-properties>
      <style:text-properties fo:color="#0084d1" fo:font-size="9pt" style:font-size-asian="12pt" style:font-size-complex="12pt"/>
    </style:style>
    <style:style style:name="T1" style:family="text">
      <style:text-properties fo:color="#00ae00" fo:font-weight="bold" style:font-weight-asian="bold" style:font-weight-complex="bold"/>
    </style:style>
    <style:style style:name="T2" style:family="text">
      <style:text-properties fo:font-size="15pt" style:font-size-asian="18pt" style:font-size-complex="18pt"/>
    </style:style>
    <style:style style:name="T3" style:family="text">
      <style:text-properties fo:color="#0084d1" fo:font-weight="bold" style:font-weight-asian="bold" style:font-weight-complex="bold"/>
    </style:style>
    <style:style style:name="T4" style:family="text">
      <style:text-properties fo:color="#ff6633" fo:font-weight="bold" style:font-weight-asian="bold" style:font-weight-complex="bold"/>
    </style:style>
    <style:style style:name="T5" style:family="text">
      <style:text-properties fo:color="#00ae00" fo:font-size="9pt" style:font-size-asian="12pt" style:font-size-complex="12pt"/>
    </style:style>
    <style:style style:name="T6" style:family="text">
      <style:text-properties fo:color="#0084d1" fo:font-size="9pt" style:font-size-asian="12pt" style:font-size-complex="12pt"/>
    </style:style>
    <style:style style:name="T7" style:family="text">
      <style:text-properties fo:color="#6b4794" fo:font-weight="bold" style:font-weight-asian="bold" style:font-weight-complex="bold"/>
    </style:style>
    <style:style style:name="T8" style:family="text">
      <style:text-properties fo:font-size="9pt" fo:font-style="italic" style:font-size-asian="18pt" style:font-size-complex="18pt"/>
    </style:style>
    <style:style style:name="T9" style:family="text">
      <style:text-properties fo:color="#6b4794" fo:font-size="9pt" style:font-size-asian="12pt" style:font-size-complex="12pt"/>
    </style:style>
    <style:style style:name="T10" style:family="text">
      <style:text-properties fo:color="#ff6633" fo:font-size="9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5.431cm" svg:height="1.307cm" svg:x="-0.155cm" svg:y="6.2cm">
          <draw:text-box>
            <text:p text:style-name="P1"><text:span text:style-name="T1">BusinessDomain</text:span></text:p>
            <text:p text:style-name="P1"><text:span text:style-name="T1">Model</text:span></text:p>
          </draw:text-box>
        </draw:frame>
        <draw:custom-shape draw:style-name="gr2" draw:text-style-name="P4" draw:layer="layout" svg:width="5.706cm" svg:height="1.431cm" svg:x="4.648cm" svg:y="5.922cm">
          <text:p text:style-name="P3"><text:span text:style-name="T2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.706cm" svg:height="1.516cm" svg:x="4.648cm" svg:y="4.054cm">
          <text:p text:style-name="P3"><text:span text:style-name="T2">busin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.706cm" svg:height="1.673cm" svg:x="4.648cm" svg:y="2.087cm">
          <text:p text:style-name="P3"><text:span text:style-name="T2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.706cm" svg:height="1.515cm" svg:x="4.648cm" svg:y="0.219cm">
          <text:p text:style-name="P3"><text:span text:style-name="T2">pres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2.241cm" svg:height="1.01cm" svg:x="6.445cm" svg:y="7.69cm">
          <text:p text:style-name="P11"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6" draw:layer="layout" svg:width="3.794cm" svg:height="0.847cm" svg:x="-0.139cm" svg:y="3.897cm">
          <draw:text-box>
            <text:p text:style-name="P1"><text:span text:style-name="T3">Service Model</text:span></text:p>
          </draw:text-box>
        </draw:frame>
        <draw:frame draw:style-name="gr5" draw:text-style-name="P6" draw:layer="layout" svg:width="2.931cm" svg:height="1.307cm" svg:x="-0.179cm" svg:y="1.261cm">
          <draw:text-box>
            <text:p text:style-name="P1"><text:span text:style-name="T4">Presentation</text:span><text:span text:style-name="T3"> </text:span></text:p>
            <text:p text:style-name="P1"><text:span text:style-name="T4">Model</text:span></text:p>
          </draw:text-box>
        </draw:frame>
        <draw:frame draw:style-name="gr6" draw:text-style-name="P8" draw:layer="layout" svg:width="3.447cm" svg:height="1.943cm" svg:x="6.99cm" svg:y="3.662cm">
          <draw:text-box>
            <text:p text:style-name="P7"><text:span text:style-name="T5"/></text:p>
            <text:p text:style-name="P7"><text:span text:style-name="T5"/></text:p>
            <text:p text:style-name="P7"><text:span text:style-name="T6">Business Services</text:span></text:p>
            <text:p text:style-name="P7"><text:span text:style-name="T6">Spring configuration</text:span></text:p>
          </draw:text-box>
        </draw:frame>
        <draw:frame draw:style-name="gr7" draw:text-style-name="P9" draw:layer="layout" svg:width="3.57cm" svg:height="1.889cm" svg:x="6.784cm" svg:y="5.67cm">
          <draw:text-box>
            <text:p text:style-name="P7"><text:span text:style-name="T5">Data Access Objects</text:span></text:p>
            <text:p text:style-name="P7"><text:span text:style-name="T5">Spring configuration</text:span></text:p>
            <text:p text:style-name="P7"><text:span text:style-name="T5">Hibernate mappings</text:span></text:p>
          </draw:text-box>
        </draw:frame>
        <draw:line draw:style-name="gr8" draw:text-style-name="P5" draw:layer="layout" svg:x1="2.145cm" svg:y1="0.96cm" svg:x2="4.145cm" svg:y2="0.96cm">
          <text:p text:style-name="P11"/>
        </draw:line>
        <draw:frame draw:style-name="gr9" draw:text-style-name="P10" draw:layer="layout" svg:width="3.02cm" svg:height="1.432cm" svg:x="14.025cm" svg:y="0.728cm">
          <draw:text-box>
            <text:p text:style-name="P1"><text:span text:style-name="T7">DataContract</text:span><text:span text:style-name="T4"> </text:span></text:p>
            <text:p text:style-name="P1"><text:span text:style-name="T7">Model</text:span></text:p>
          </draw:text-box>
        </draw:frame>
        <draw:connector draw:style-name="gr10" draw:text-style-name="P5" draw:layer="layout" draw:type="curve" svg:x1="14.786cm" svg:y1="2.66cm" svg:x2="12.645cm" svg:y2="2.65cm" svg:d="m14786 2660c-1605 0-535-10-2141-10">
          <text:p text:style-name="P11"/>
        </draw:connector>
        <draw:frame draw:style-name="gr11" draw:text-style-name="P12" draw:layer="layout" svg:width="2.502cm" svg:height="0.842cm" svg:x="13.343cm" svg:y="1.76cm">
          <draw:text-box>
            <text:p text:style-name="P11"><text:span text:style-name="T8">generate</text:span></text:p>
          </draw:text-box>
        </draw:frame>
        <draw:frame draw:style-name="gr6" draw:text-style-name="P8" draw:layer="layout" svg:width="4.073cm" svg:height="1.943cm" svg:x="6.265cm" svg:y="1.962cm">
          <draw:text-box>
            <text:p text:style-name="P7"><text:span text:style-name="T9">Data Transfer Object's</text:span></text:p>
            <text:p text:style-name="P7"><text:span text:style-name="T9">DTO Translators</text:span></text:p>
            <text:p text:style-name="P7"><text:span text:style-name="T6">Remote / Local Services</text:span></text:p>
            <text:p text:style-name="P7"><text:span text:style-name="T6">Spring configuration</text:span></text:p>
          </draw:text-box>
        </draw:frame>
        <draw:custom-shape draw:style-name="gr3" draw:text-style-name="P5" draw:layer="layout" svg:width="1.546cm" svg:height="0.51cm" svg:x="7.299cm" svg:y="8.46cm">
          <text:p text:style-name="P11"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3" draw:layer="layout" svg:width="2.707cm" svg:height="1.558cm" svg:x="7.632cm" svg:y="0.454cm">
          <draw:text-box>
            <text:p text:style-name="P7"><text:span text:style-name="T10">Html</text:span></text:p>
            <text:p text:style-name="P7"><text:span text:style-name="T10">Servlets</text:span></text:p>
          </draw:text-box>
        </draw:frame>
        <draw:g>
          <draw:custom-shape draw:style-name="gr12" draw:text-style-name="P4" draw:id="id1" draw:layer="layout" svg:width="0.434cm" svg:height="0.28cm" svg:x="0.145cm" svg:y="5.46cm">
            <text:p text:style-name="P1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id="id3" draw:layer="layout" svg:width="0.434cm" svg:height="0.28cm" svg:x="0.383cm" svg:y="5.98cm">
            <text:p text:style-name="P1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id="id2" draw:layer="layout" svg:width="0.434cm" svg:height="0.28cm" svg:x="0.811cm" svg:y="5.46cm">
            <text:p text:style-name="P11"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3" draw:text-style-name="P5" draw:layer="layout" svg:x1="0.579cm" svg:y1="5.6cm" svg:x2="0.811cm" svg:y2="5.6cm" draw:start-shape="id1" draw:start-glue-point="1" draw:end-shape="id2" draw:end-glue-point="3" svg:d="m579 5600h232">
            <text:p text:style-name="P11"/>
          </draw:connector>
          <draw:connector draw:style-name="gr13" draw:text-style-name="P5" draw:layer="layout" svg:x1="1.028cm" svg:y1="5.74cm" svg:x2="0.817cm" svg:y2="6.12cm" draw:start-shape="id2" draw:start-glue-point="2" draw:end-shape="id3" draw:end-glue-point="1" svg:d="m1028 5740v380h-211">
            <text:p text:style-name="P11"/>
          </draw:connector>
        </draw:g>
        <draw:g>
          <draw:custom-shape draw:style-name="gr14" draw:text-style-name="P4" draw:id="id4" draw:layer="layout" svg:width="0.434cm" svg:height="0.28cm" svg:x="0.145cm" svg:y="3.16cm">
            <text:p text:style-name="P1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4" draw:id="id6" draw:layer="layout" svg:width="0.434cm" svg:height="0.28cm" svg:x="0.383cm" svg:y="3.68cm">
            <text:p text:style-name="P1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4" draw:id="id5" draw:layer="layout" svg:width="0.434cm" svg:height="0.28cm" svg:x="0.811cm" svg:y="3.16cm">
            <text:p text:style-name="P11"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5" draw:text-style-name="P5" draw:layer="layout" svg:x1="0.579cm" svg:y1="3.3cm" svg:x2="0.811cm" svg:y2="3.3cm" draw:start-shape="id4" draw:start-glue-point="1" draw:end-shape="id5" draw:end-glue-point="3" svg:d="m579 3300h232">
            <text:p text:style-name="P11"/>
          </draw:connector>
          <draw:connector draw:style-name="gr15" draw:text-style-name="P5" draw:layer="layout" svg:x1="1.028cm" svg:y1="3.44cm" svg:x2="0.817cm" svg:y2="3.82cm" draw:start-shape="id5" draw:start-glue-point="2" draw:end-shape="id6" draw:end-glue-point="1" svg:d="m1028 3440v380h-211">
            <text:p text:style-name="P11"/>
          </draw:connector>
        </draw:g>
        <draw:g>
          <draw:custom-shape draw:style-name="gr16" draw:text-style-name="P4" draw:id="id7" draw:layer="layout" svg:width="0.434cm" svg:height="0.28cm" svg:x="12.892cm" svg:y="0.976cm">
            <text:p text:style-name="P1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4" draw:id="id9" draw:layer="layout" svg:width="0.434cm" svg:height="0.28cm" svg:x="13.13cm" svg:y="1.496cm">
            <text:p text:style-name="P1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4" draw:id="id8" draw:layer="layout" svg:width="0.434cm" svg:height="0.28cm" svg:x="13.558cm" svg:y="0.976cm">
            <text:p text:style-name="P11"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7" draw:text-style-name="P5" draw:layer="layout" svg:x1="13.326cm" svg:y1="1.116cm" svg:x2="13.558cm" svg:y2="1.116cm" draw:start-shape="id7" draw:start-glue-point="1" draw:end-shape="id8" draw:end-glue-point="3" svg:d="m13326 1116h232">
            <text:p text:style-name="P11"/>
          </draw:connector>
          <draw:connector draw:style-name="gr17" draw:text-style-name="P5" draw:layer="layout" svg:x1="13.775cm" svg:y1="1.256cm" svg:x2="13.564cm" svg:y2="1.636cm" draw:start-shape="id8" draw:start-glue-point="2" draw:end-shape="id9" draw:end-glue-point="1" svg:d="m13775 1256v380h-211">
            <text:p text:style-name="P11"/>
          </draw:connector>
        </draw:g>
        <draw:g>
          <draw:custom-shape draw:style-name="gr18" draw:text-style-name="P4" draw:id="id10" draw:layer="layout" svg:width="0.434cm" svg:height="0.28cm" svg:x="0.145cm" svg:y="0.56cm">
            <text:p text:style-name="P1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4" draw:id="id12" draw:layer="layout" svg:width="0.434cm" svg:height="0.28cm" svg:x="0.383cm" svg:y="1.08cm">
            <text:p text:style-name="P1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4" draw:id="id11" draw:layer="layout" svg:width="0.434cm" svg:height="0.28cm" svg:x="0.811cm" svg:y="0.56cm">
            <text:p text:style-name="P11"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9" draw:text-style-name="P5" draw:layer="layout" svg:x1="0.579cm" svg:y1="0.7cm" svg:x2="0.811cm" svg:y2="0.7cm" draw:start-shape="id10" draw:start-glue-point="1" draw:end-shape="id11" draw:end-glue-point="3" svg:d="m579 700h232">
            <text:p text:style-name="P11"/>
          </draw:connector>
          <draw:connector draw:style-name="gr19" draw:text-style-name="P5" draw:layer="layout" svg:x1="1.028cm" svg:y1="0.84cm" svg:x2="0.817cm" svg:y2="1.22cm" draw:start-shape="id11" draw:start-glue-point="2" draw:end-shape="id12" draw:end-glue-point="1" svg:d="m1028 840v380h-211">
            <text:p text:style-name="P11"/>
          </draw:connector>
        </draw:g>
        <draw:frame draw:style-name="gr11" draw:text-style-name="P12" draw:layer="layout" svg:width="1.976cm" svg:height="0.842cm" svg:x="1.824cm" svg:y="0.124cm">
          <draw:text-box>
            <text:p text:style-name="P11"><text:span text:style-name="T8">generate</text:span></text:p>
          </draw:text-box>
        </draw:frame>
        <draw:custom-shape draw:style-name="gr2" draw:text-style-name="P4" draw:layer="layout" svg:width="5.2cm" svg:height="1.63cm" draw:transform="rotate (1.5707963267946) translate (10.715cm 7.36cm)">
          <text:p text:style-name="P3"><text:span text:style-name="T2">do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9" draw:layer="layout" svg:width="2.926cm" svg:height="1.558cm" draw:transform="rotate (1.5707963267946) translate (11.017cm 5.067cm)">
          <draw:text-box>
            <text:p text:style-name="P7"><text:span text:style-name="T5">Domain Classes</text:span></text:p>
            <text:p text:style-name="P7"><text:span text:style-name="T5">Business Rules</text:span></text:p>
          </draw:text-box>
        </draw:frame>
        <draw:line draw:style-name="gr20" draw:text-style-name="P5" draw:layer="layout" svg:x1="2.145cm" svg:y1="3.56cm" svg:x2="4.145cm" svg:y2="3.56cm">
          <text:p text:style-name="P11"/>
        </draw:line>
        <draw:line draw:style-name="gr21" draw:text-style-name="P5" draw:layer="layout" svg:x1="2.145cm" svg:y1="5.86cm" svg:x2="4.145cm" svg:y2="5.86cm">
          <text:p text:style-name="P11"/>
        </draw:line>
        <draw:frame draw:style-name="gr11" draw:text-style-name="P12" draw:layer="layout" svg:width="1.976cm" svg:height="0.842cm" svg:x="1.824cm" svg:y="5.024cm">
          <draw:text-box>
            <text:p text:style-name="P11"><text:span text:style-name="T8">generate</text:span></text:p>
          </draw:text-box>
        </draw:frame>
        <draw:frame draw:style-name="gr11" draw:text-style-name="P12" draw:layer="layout" svg:width="1.976cm" svg:height="0.842cm" svg:x="1.824cm" svg:y="2.724cm">
          <draw:text-box>
            <text:p text:style-name="P11"><text:span text:style-name="T8">genera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opacity draw:name="Transparency_20_2" draw:display-name="Transparency 2" draw:style="linear" draw:start="100%" draw:end="0%" draw:angle="210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nl" fo:country="NL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opacity="75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75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51cm" fo:margin-bottom="0.051cm" fo:margin-left="0.045cm" fo:margin-right="0.102cm" fo:page-width="16.815cm" fo:page-height="9.195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6-27T11:48:24</meta:creation-date>
    <dc:date>2009-01-10T17:39:03</dc:date>
    <meta:editing-cycles>73</meta:editing-cycles>
    <meta:editing-duration>PT18H33M40S</meta:editing-duration>
    <meta:user-defined meta:name="Info 1"/>
    <meta:user-defined meta:name="Info 2"/>
    <meta:user-defined meta:name="Info 3"/>
    <meta:user-defined meta:name="Info 4"/>
    <meta:document-statistic meta:object-count="48"/>
  </office:meta>
</office:document-meta>
</file>